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textarea-horizontal-align="justify" draw:textarea-vertical-align="middle" draw:auto-grow-height="false" fo:min-height="20.55cm" fo:min-width="15.3cm"/>
    </style:style>
    <style:style style:name="gr2" style:family="graphic" style:parent-style-name="standard">
      <style:graphic-properties draw:stroke="none" svg:stroke-color="#000000" draw:fill="none" draw:fill-color="#ffffff" fo:min-height="2.11cm"/>
    </style:style>
    <style:style style:name="gr3" style:family="graphic" style:parent-style-name="standard">
      <style:graphic-properties draw:fill-color="#7e0021" draw:textarea-horizontal-align="justify" draw:textarea-vertical-align="middle" draw:auto-grow-height="false" fo:min-height="11.25cm" fo:min-width="14.6cm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4.95cm" fo:min-width="14.65cm"/>
    </style:style>
    <style:style style:name="gr5" style:family="graphic" style:parent-style-name="standard">
      <style:graphic-properties draw:stroke="none" svg:stroke-color="#000000" draw:fill="none" draw:fill-color="#ffffff" fo:min-height="2.35cm"/>
    </style:style>
    <style:style style:name="gr6" style:family="graphic" style:parent-style-name="standard">
      <style:graphic-properties draw:stroke="none" svg:stroke-color="#000000" draw:fill="none" draw:fill-color="#ffffff" fo:min-height="2.55cm"/>
    </style:style>
    <style:style style:name="gr7" style:family="graphic" style:parent-style-name="standard">
      <style:graphic-properties draw:fill-color="#ffd320" draw:textarea-horizontal-align="justify" draw:textarea-vertical-align="middle" draw:auto-grow-height="false" fo:min-height="3.85cm" fo:min-width="14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3.74cm"/>
    </style:style>
    <style:style style:name="P1" style:family="paragraph">
      <style:paragraph-properties fo:margin-left="0cm" fo:margin-right="0cm" fo:margin-top="0.3cm" fo:margin-bottom="0.3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7e0021"/>
      <style:paragraph-properties fo:text-align="center"/>
    </style:style>
    <style:style style:name="P4" style:family="paragraph">
      <loext:graphic-properties draw:fill-color="#ff950e"/>
      <style:paragraph-properties fo:text-align="center"/>
    </style:style>
    <style:style style:name="P5" style:family="paragraph">
      <loext:graphic-properties draw:fill-color="#ffd32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.8cm" svg:height="20.8cm" svg:x="1.6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7cm" svg:height="2.36cm" svg:x="1.8cm" svg:y="3.19cm">
          <draw:text-box>
            <text:p>br-ffharz<text:line-break/>(Brücke für Freiunk Harz)</text:p>
            <text:p>IP:10.7./16</text:p>
          </draw:text-box>
        </draw:frame>
        <draw:custom-shape draw:style-name="gr3" draw:text-style-name="P3" draw:layer="layout" svg:width="15.1cm" svg:height="11.5cm" svg:x="3.6cm" svg:y="12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5.15cm" svg:height="5.2cm" svg:x="3.55cm" svg:y="5.8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8cm" svg:height="2.6cm" svg:x="3.5cm" svg:y="5.9cm">
          <draw:text-box>
            <text:p>dev: bridge</text:p>
            <text:p>über fastd (tap Device)</text:p>
          </draw:text-box>
        </draw:frame>
        <draw:frame draw:style-name="gr6" draw:text-style-name="P2" draw:layer="layout" svg:width="6.9cm" svg:height="2.8cm" svg:x="3.7cm" svg:y="12.5cm">
          <draw:text-box>
            <text:p>bat0<text:line-break/>batman-adv device</text:p>
          </draw:text-box>
        </draw:frame>
        <draw:g>
          <draw:custom-shape draw:style-name="gr7" draw:text-style-name="P5" draw:layer="layout" svg:width="14.9cm" svg:height="4.1cm" svg:x="5.5cm" svg:y="17.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14.9cm" svg:height="4.1cm" svg:x="4.8cm" svg:y="16.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14.9cm" svg:height="4.1cm" svg:x="4.2cm" svg:y="1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" draw:layer="layout" svg:width="4.24cm" svg:height="3.063cm" svg:x="4.8cm" svg:y="15.7cm">
            <draw:text-box>
              <text:p>mesh-vpn (2)</text:p>
              <text:p>u. backbone</text:p>
              <text:p>über fastd<text:line-break/>tap (Device)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5T12:31:40.409724000</meta:creation-date>
    <dc:date>2016-03-08T20:15:21.893904000</dc:date>
    <meta:editing-duration>PT5M3S</meta:editing-duration>
    <meta:editing-cycles>2</meta:editing-cycles>
    <meta:generator>LibreOffice/4.4.7.2$MacOSX_X86_64 LibreOffice_project/f3153a8b245191196a4b6b9abd1d0da16eead600</meta:generator>
    <meta:document-statistic meta:object-count="11"/>
  </office:meta>
</office:document-meta>
</file>